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6f533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4d113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20fd0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f078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4c2e1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133909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7fa38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rsid="0023fb3a" officeooo:paragraph-rsid="0037fa38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9a08f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af8b7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6af91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911f5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4d113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2f74a9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20fd0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21b63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6f533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1f6207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40517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af8b7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cf37b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e96e6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3fe484" style:font-size-asian="12pt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6ab6e" style:font-size-asian="12pt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46af91" style:font-size-asian="12pt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rsid="00226033" officeooo:paragraph-rsid="0046af91" style:font-size-asian="12pt" style:font-size-complex="12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paragraph-rsid="003fe484" style:font-size-asian="12pt" style:font-size-complex="12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paragraph-rsid="0046af91" style:font-size-asian="12pt" style:font-size-complex="12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officeooo:rsid="0015a3a6" officeooo:paragraph-rsid="003af8b7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officeooo:rsid="0015a3a6" officeooo:paragraph-rsid="003cf37b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officeooo:rsid="0016bcc7" officeooo:paragraph-rsid="003cf37b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1d1f55" officeooo:paragraph-rsid="003fe484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1d1f55" officeooo:paragraph-rsid="0046af91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13a04" officeooo:paragraph-rsid="003fe484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13a04" officeooo:paragraph-rsid="0046af91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1d54f" officeooo:paragraph-rsid="0046af91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60e85" officeooo:paragraph-rsid="0027abf4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officeooo:rsid="00226033" officeooo:paragraph-rsid="0046af91" style:font-name-asian="Times New Roman1" style:font-size-asian="12pt" style:font-name-complex="Times New Roman1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fo:font-weight="normal" officeooo:rsid="0015a3a6" officeooo:paragraph-rsid="003cf37b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fo:font-weight="normal" officeooo:rsid="0019ccc0" officeooo:paragraph-rsid="003cf37b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1d1f55" officeooo:paragraph-rsid="003e96e6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145be7" officeooo:paragraph-rsid="003fe484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226033" officeooo:paragraph-rsid="0046af91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9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fo:font-weight="normal" style:font-size-asian="12pt" style:font-size-complex="12pt" style:language-complex="ar" style:country-complex="SA" loext:padding="0in" loext:border="none"/>
    </style:style>
    <style:style style:name="P5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fo:font-weight="normal" officeooo:paragraph-rsid="0016bcc7" style:font-size-asian="12pt" style:font-size-complex="12pt" style:language-complex="ar" style:country-complex="SA" loext:padding="0in" loext:border="none"/>
    </style:style>
    <style:style style:name="P5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officeooo:paragraph-rsid="003cf37b" style:font-size-asian="12pt" style:font-size-complex="12pt" style:language-complex="ar" style:country-complex="SA"/>
    </style:style>
    <style:style style:name="P5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officeooo:paragraph-rsid="0046af91" style:font-size-asian="12pt" style:font-size-complex="12pt" style:language-complex="ar" style:country-complex="SA"/>
    </style:style>
    <style:style style:name="P5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text-position="0% 100%" style:font-name="Times New Roman" fo:font-size="12pt" fo:language="uk" fo:country="UA" officeooo:rsid="0015a3a6" officeooo:paragraph-rsid="0016bcc7" style:font-name-asian="Symbol1" style:font-size-asian="12pt" style:font-name-complex="Times New Roman" style:font-size-complex="12pt" style:language-complex="ar" style:country-complex="SA"/>
    </style:style>
    <style:style style:name="P54" style:family="paragraph" style:parent-style-name="Standard" style:master-page-name="">
      <loext:graphic-properties draw:fill="none"/>
      <style:paragraph-properties fo:margin-left="0in" fo:margin-right="0.1799in" fo:text-align="justify" style:justify-single-word="false" fo:orphans="2" fo:widows="2" fo:text-indent="0in" style:auto-text-indent="false" style:page-number="auto" fo:background-color="transparent" style:writing-mode="lr-tb"/>
      <style:text-properties fo:font-size="12pt" officeooo:paragraph-rsid="003e96e6" style:font-size-asian="12pt" style:font-size-complex="12pt"/>
    </style:style>
    <style:style style:name="P55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56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officeooo:paragraph-rsid="002d9c0c" style:font-size-asian="12pt" style:font-name-complex="Times New Roman" style:font-size-complex="12pt" style:language-complex="ar" style:country-complex="SA"/>
    </style:style>
    <style:style style:name="P57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officeooo:paragraph-rsid="002d9c0c" style:font-size-asian="12pt" style:font-name-complex="Times New Roman" style:font-size-complex="12pt" style:language-complex="ar" style:country-complex="SA"/>
    </style:style>
    <style:style style:name="P58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officeooo:paragraph-rsid="000911f5" style:font-size-asian="12pt" style:font-size-complex="12pt" style:language-complex="ar" style:country-complex="SA"/>
    </style:style>
    <style:style style:name="P59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officeooo:paragraph-rsid="002d9c0c" style:font-size-asian="12pt" style:font-size-complex="12pt" style:language-complex="ar" style:country-complex="SA"/>
    </style:style>
    <style:style style:name="P60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officeooo:paragraph-rsid="002d9c0c" style:font-size-asian="12pt" style:font-name-complex="Times New Roman" style:font-size-complex="12pt" style:language-complex="ar" style:country-complex="SA"/>
    </style:style>
    <style:style style:name="P6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fo:font-weight="normal" officeooo:paragraph-rsid="0046af91" style:font-size-asian="12pt" style:font-name-complex="Times New Roman" style:font-size-complex="12pt" style:language-complex="ar" style:country-complex="SA" loext:padding="0in" loext:border="none"/>
    </style:style>
    <style:style style:name="P6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fo:font-weight="normal" officeooo:rsid="00226033" officeooo:paragraph-rsid="0046af91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officeooo:rsid="0015a3a6" officeooo:paragraph-rsid="0046af91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1f6207" style:font-name-complex="Times New Roman"/>
    </style:style>
    <style:style style:name="T5" style:family="text">
      <style:text-properties style:text-position="sub 58%" officeooo:rsid="00321b63" style:font-name-complex="Times New Roman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46af91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e28a3" style:font-name-complex="Times New Roman"/>
    </style:style>
    <style:style style:name="T20" style:family="text">
      <style:text-properties style:text-position="0% 100%" officeooo:rsid="001f6207" style:font-name-complex="Times New Roman"/>
    </style:style>
    <style:style style:name="T21" style:family="text">
      <style:text-properties style:text-position="0% 100%" officeooo:rsid="00152284" style:font-name-asian="Symbol" style:font-name-complex="Symbol"/>
    </style:style>
    <style:style style:name="T22" style:family="text">
      <style:text-properties style:font-name-asian="Symbol" style:font-name-complex="Symbol"/>
    </style:style>
    <style:style style:name="T23" style:family="text">
      <style:text-properties officeooo:rsid="0003347c" style:font-name-asian="Symbol" style:font-name-complex="Symbol"/>
    </style:style>
    <style:style style:name="T24" style:family="text">
      <style:text-properties officeooo:rsid="002f74a9" style:font-name-asian="Symbol" style:font-name-complex="Symbol"/>
    </style:style>
    <style:style style:name="T25" style:family="text">
      <style:text-properties style:font-name-asian="Symbol1"/>
    </style:style>
    <style:style style:name="T26" style:family="text">
      <style:text-properties style:font-name-asian="Symbol1" style:font-name-complex="Times New Roman"/>
    </style:style>
    <style:style style:name="T27" style:family="text">
      <style:text-properties style:font-name-asian="Symbol1" style:font-name-complex="Symbol1"/>
    </style:style>
    <style:style style:name="T28" style:family="text">
      <style:text-properties officeooo:rsid="00113f11"/>
    </style:style>
    <style:style style:name="T29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43abe2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46af91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-asian="Symbol1"/>
    </style:style>
    <style:style style:name="T34" style:family="text">
      <style:text-properties style:use-window-font-color="true" style:text-position="0% 100%" officeooo:rsid="0019ccc0" style:font-name-asian="Symbol1" style:font-name-complex="Times New Roman"/>
    </style:style>
    <style:style style:name="T35" style:family="text">
      <style:text-properties style:use-window-font-color="true" style:text-position="0% 100%" officeooo:rsid="001bb99b" style:font-name-asian="Symbol1" style:font-name-complex="Times New Roman"/>
    </style:style>
    <style:style style:name="T36" style:family="text">
      <style:text-properties style:use-window-font-color="true" style:text-position="0% 100%" officeooo:rsid="001d1f55" style:font-name-asian="Symbol1" style:font-name-complex="Times New Roman"/>
    </style:style>
    <style:style style:name="T37" style:family="text">
      <style:text-properties style:use-window-font-color="true" style:text-position="0% 100%" officeooo:rsid="00209f49" style:font-name-asian="Symbol1" style:font-name-complex="Times New Roman"/>
    </style:style>
    <style:style style:name="T38" style:family="text">
      <style:text-properties style:use-window-font-color="true" style:text-position="0% 100%" officeooo:rsid="00213a04" style:font-name-asian="Symbol1" style:font-name-complex="Times New Roman"/>
    </style:style>
    <style:style style:name="T39" style:family="text">
      <style:text-properties style:use-window-font-color="true" style:text-position="0% 100%" officeooo:rsid="0021d54f" style:font-name-asian="Symbol1" style:font-name-complex="Times New Roman"/>
    </style:style>
    <style:style style:name="T40" style:family="text">
      <style:text-properties style:use-window-font-color="true" style:text-position="0% 100%" officeooo:rsid="0046af91" style:font-name-asian="Symbol1" style:font-name-complex="Times New Roman"/>
    </style:style>
    <style:style style:name="T41" style:family="text">
      <style:text-properties style:use-window-font-color="true" style:text-position="0% 100%" officeooo:rsid="001bb99b" style:font-name-asian="Symbol1"/>
    </style:style>
    <style:style style:name="T42" style:family="text">
      <style:text-properties style:use-window-font-color="true" style:text-position="0% 100%" officeooo:rsid="00152ee4" style:font-name-asian="Symbol1"/>
    </style:style>
    <style:style style:name="T43" style:family="text">
      <style:text-properties style:use-window-font-color="true" style:text-position="0% 100%" officeooo:rsid="0015a3a6" style:font-name-asian="Symbol1"/>
    </style:style>
    <style:style style:name="T44" style:family="text">
      <style:text-properties style:use-window-font-color="true" style:text-position="0% 100%" officeooo:rsid="001bb99b" style:font-name-asian="Symbol" style:font-name-complex="Symbol"/>
    </style:style>
    <style:style style:name="T45" style:family="text">
      <style:text-properties style:use-window-font-color="true" style:text-position="0% 100%" officeooo:rsid="00209f49" style:font-name-asian="Symbol" style:font-name-complex="Symbol"/>
    </style:style>
    <style:style style:name="T46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47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48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49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0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51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46af91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59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0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62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63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65" style:family="text">
      <style:text-properties style:use-window-font-color="true" style:text-position="0% 100%" style:font-name-asian="Times New Roman1" style:font-name-complex="Times New Roman1"/>
    </style:style>
    <style:style style:name="T66" style:family="text">
      <style:text-properties style:use-window-font-color="true" style:text-position="0% 100%" officeooo:rsid="00226033" style:font-name-asian="Times New Roman1" style:font-name-complex="Times New Roman1"/>
    </style:style>
    <style:style style:name="T67" style:family="text">
      <style:text-properties style:use-window-font-color="true" style:text-position="0% 100%" officeooo:rsid="0023fb3a" style:font-name-asian="Times New Roman1" style:font-name-complex="Times New Roman1"/>
    </style:style>
    <style:style style:name="T68" style:family="text">
      <style:text-properties style:use-window-font-color="true" style:text-position="0% 100%" officeooo:rsid="00259524" style:font-name-asian="Times New Roman1" style:font-name-complex="Times New Roman1"/>
    </style:style>
    <style:style style:name="T69" style:family="text">
      <style:text-properties style:use-window-font-color="true" style:text-position="sub 58%" officeooo:rsid="001bb99b" style:font-name-asian="Symbol1" style:font-name-complex="Times New Roman"/>
    </style:style>
    <style:style style:name="T70" style:family="text">
      <style:text-properties style:use-window-font-color="true" style:text-position="sub 58%" officeooo:rsid="001bb99b" style:font-name-asian="Symbol1"/>
    </style:style>
    <style:style style:name="T71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75" style:family="text">
      <style:text-properties style:use-window-font-color="true" officeooo:rsid="001f6207" style:font-name-asian="Calibri" style:font-name-complex="Times New Roman"/>
    </style:style>
    <style:style style:name="T76" style:family="text">
      <style:text-properties style:use-window-font-color="true" officeooo:rsid="00113f11" style:font-name-asian="Calibri" style:font-name-complex="Times New Roman"/>
    </style:style>
    <style:style style:name="T77" style:family="text">
      <style:text-properties style:use-window-font-color="true" officeooo:rsid="0046af91" style:font-name-asian="Calibri" style:font-name-complex="Times New Roman"/>
    </style:style>
    <style:style style:name="T78" style:family="text">
      <style:text-properties style:use-window-font-color="true" style:font-name="Times New Roman" fo:language="uk" fo:country="UA" style:text-underline-style="none" officeooo:rsid="003af8b7" style:font-name-asian="Calibri" style:font-name-complex="Times New Roman" style:language-complex="ar" style:country-complex="SA"/>
    </style:style>
    <style:style style:name="T79" style:family="text">
      <style:text-properties fo:font-variant="normal" fo:text-transform="none" fo:letter-spacing="normal" fo:font-style="normal" fo:font-weight="normal" loext:padding="0in" loext:border="none"/>
    </style:style>
    <style:style style:name="T80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1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2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3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4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85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46af91" style:font-name-complex="Times New Roman" loext:padding="0in" loext:border="none"/>
    </style:style>
    <style:style style:name="T87" style:family="text">
      <style:text-properties fo:font-variant="normal" fo:text-transform="none" fo:letter-spacing="normal" fo:font-style="normal" fo:font-weight="normal" officeooo:rsid="0046af91" loext:padding="0in" loext:border="none"/>
    </style:style>
    <style:style style:name="T88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89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0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1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2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46af91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95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96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97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98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9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0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226033" style:font-name-asian="Symbol1" style:font-name-complex="Times New Roman" style:language-complex="ar" style:country-complex="SA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45be7" style:font-name-asian="Symbol1" style:font-name-complex="Times New Roman" style:language-complex="ar" style:country-complex="SA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52284" style:font-name-asian="Symbol1" style:font-name-complex="Times New Roman" style:language-complex="ar" style:country-complex="SA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46af91" style:font-name-asian="Symbol1" style:font-name-complex="Times New Roman" style:language-complex="ar" style:country-complex="SA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45be7" style:font-name-asian="Symbol" style:font-name-complex="Symbol" style:language-complex="ar" style:country-complex="SA" loext:padding="0in" loext:border="none"/>
    </style:style>
    <style:style style:name="T108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sub 58%" fo:letter-spacing="normal" fo:language="uk" fo:country="UA" fo:font-style="normal" fo:font-weight="normal" officeooo:rsid="00145be7" style:font-name-asian="Symbol1" style:font-name-complex="Times New Roman" style:language-complex="ar" style:country-complex="SA" loext:padding="0in" loext:border="none"/>
    </style:style>
    <style:style style:name="T111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2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3" style:family="text">
      <style:text-properties style:font-name-complex="Times New Roman"/>
    </style:style>
    <style:style style:name="T114" style:family="text">
      <style:text-properties officeooo:rsid="00067e84" style:font-name-complex="Times New Roman"/>
    </style:style>
    <style:style style:name="T115" style:family="text">
      <style:text-properties officeooo:rsid="001e28a3" style:font-name-complex="Times New Roman"/>
    </style:style>
    <style:style style:name="T116" style:family="text">
      <style:text-properties officeooo:rsid="001f6207" style:font-name-complex="Times New Roman"/>
    </style:style>
    <style:style style:name="T117" style:family="text">
      <style:text-properties officeooo:rsid="002f1752" style:font-name-complex="Times New Roman"/>
    </style:style>
    <style:style style:name="T118" style:family="text">
      <style:text-properties officeooo:rsid="002f1dcd" style:font-name-complex="Times New Roman"/>
    </style:style>
    <style:style style:name="T119" style:family="text">
      <style:text-properties officeooo:rsid="0003347c" style:font-name-asian="Symbola" style:font-name-complex="Symbola"/>
    </style:style>
    <style:style style:name="T120" style:family="text">
      <style:text-properties officeooo:rsid="0004d113" style:font-name-asian="Symbola" style:font-name-complex="Symbola"/>
    </style:style>
    <style:style style:name="T121" style:family="text">
      <style:text-properties officeooo:rsid="00067e84" style:font-name-asian="Symbola" style:font-name-complex="Symbola"/>
    </style:style>
    <style:style style:name="T122" style:family="text">
      <style:text-properties officeooo:rsid="0006f533" style:font-name-asian="Symbola" style:font-name-complex="Symbola"/>
    </style:style>
    <style:style style:name="T123" style:family="text">
      <style:text-properties officeooo:rsid="0006f533" style:font-name-asian="Times New Roman1" style:font-name-complex="Times New Roman1"/>
    </style:style>
    <style:style style:name="T124" style:family="text">
      <style:text-properties style:text-line-through-style="none" style:text-line-through-type="none" style:font-name-complex="Times New Roman"/>
    </style:style>
    <style:style style:name="T125" style:family="text">
      <style:text-properties style:text-line-through-style="none" style:text-line-through-type="none" style:font-name-asian="Symbol" style:font-name-complex="Symbol"/>
    </style:style>
    <style:style style:name="T126" style:family="text">
      <style:text-properties officeooo:rsid="0034c2e1"/>
    </style:style>
    <style:style style:name="T127" style:family="text">
      <style:text-properties style:font-name="Times New Roman" fo:language="uk" fo:country="UA" style:font-name-complex="Times New Roman" style:language-complex="ar" style:country-complex="SA"/>
    </style:style>
    <style:style style:name="T128" style:family="text">
      <style:text-properties style:font-name="Times New Roman" fo:language="uk" fo:country="UA" style:text-underline-style="none" style:font-name-complex="Times New Roman" style:language-complex="ar" style:country-complex="SA"/>
    </style:style>
    <style:style style:name="T129" style:family="text">
      <style:text-properties officeooo:rsid="0046af91"/>
    </style:style>
    <style:style style:name="T130" style:family="text">
      <style:text-properties officeooo:rsid="0047517e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Варіант №<text:span text:style-name="T130">29</text:span></text:p>
      <text:p text:style-name="P3"/>
      <text:p text:style-name="P3">1) Які з наведених співвідношень є правильними?</text:p>
      <text:list xml:id="list833270788" text:style-name="L1">
        <text:list-item>
          <text:p text:style-name="P56">{1, 2, 3} = {{1, 2}, {2, 3}};</text:p>
        </text:list-item>
        <text:list-item>
          <text:p text:style-name="P56">|{⊘}| = 0;</text:p>
        </text:list-item>
        <text:list-item>
          <text:p text:style-name="P56">{<text:span text:style-name="T22">⊘</text:span>}<text:span text:style-name="T22">⊆</text:span>{<text:span text:style-name="T22">⊘</text:span>, 1, {2}};</text:p>
        </text:list-item>
        <text:list-item>
          <text:p text:style-name="P57">{1, 2, 3} = {1, 3, 2}; <text:s/></text:p>
        </text:list-item>
        <text:list-item>
          <text:p text:style-name="P58"><text:span text:style-name="T113">{</text:span><text:span text:style-name="T22">⊘</text:span><text:span text:style-name="T113">}</text:span><text:span text:style-name="T22">∈</text:span><text:span text:style-name="T113">{1, {2}}; <text:s/></text:span></text:p>
        </text:list-item>
        <text:list-item>
          <text:p text:style-name="P58"><text:span text:style-name="T124">1</text:span><text:span text:style-name="T125">⊆</text:span><text:span text:style-name="T124">{1, {2}}</text:span><text:span text:style-name="T113">; <text:s/></text:span></text:p>
        </text:list-item>
        <text:list-item>
          <text:p text:style-name="P58"><text:span text:style-name="T113">{2}</text:span><text:span text:style-name="T22">∈</text:span><text:span text:style-name="T113">{1, {2}}; <text:s/></text:span></text:p>
        </text:list-item>
        <text:list-item>
          <text:p text:style-name="P58"><text:span text:style-name="T113">{1}</text:span><text:span text:style-name="T22">∈</text:span><text:span text:style-name="T113">{1, {2}}; <text:s/></text:span></text:p>
        </text:list-item>
        <text:list-item>
          <text:p text:style-name="P59"><text:span text:style-name="T124">{{2}}</text:span><text:span text:style-name="T125">⊆</text:span><text:span text:style-name="T124">{1, {2}};</text:span><text:span text:style-name="T113"> <text:s/></text:span></text:p>
        </text:list-item>
        <text:list-item>
          <text:p text:style-name="P58"><text:span text:style-name="T119">⊘</text:span><text:span text:style-name="T22">⊆</text:span><text:span text:style-name="T113">{1, {2}}; <text:s/></text:span></text:p>
        </text:list-item>
        <text:list-item>
          <text:p text:style-name="P56">{1, ⊘} = {1};</text:p>
        </text:list-item>
        <text:list-item>
          <text:p text:style-name="P58"><text:span text:style-name="T113">{</text:span><text:span text:style-name="T22">⊘</text:span><text:span text:style-name="T113">}</text:span><text:span text:style-name="T22">⊆</text:span><text:span text:style-name="T113">{1, {2}}; <text:s/></text:span></text:p>
          <text:p text:style-name="P60"/>
        </text:list-item>
      </text:list>
      <text:p text:style-name="P15"><text:span text:style-name="T113">2) Для заданої множини A = {</text:span><text:span text:style-name="T22">⊘</text:span><text:span text:style-name="T113">, {</text:span><text:span text:style-name="T117">a</text:span><text:span text:style-name="T113">, </text:span><text:span text:style-name="T117">b</text:span><text:span text:style-name="T113">}} побудувати булеан </text:span><text:span text:style-name="T23">β</text:span><text:span text:style-name="T113">(A) множини A.</text:span></text:p>
      <text:p text:style-name="P4"/>
      <text:p text:style-name="P17"><text:span text:style-name="T113">3) Нехай A={1, 3, </text:span><text:span text:style-name="T118">4</text:span><text:span text:style-name="T113">, 6}, B={3, 6, 7}. Знайти A</text:span><text:span text:style-name="T120">⋂</text:span><text:span text:style-name="T113">B, A</text:span><text:span text:style-name="T120">⋃</text:span><text:span text:style-name="T113">B, В\А, A\B, A</text:span><text:span text:style-name="T120">∇</text:span><text:span text:style-name="T113">B, де </text:span><text:span text:style-name="T22">∇</text:span><text:span text:style-name="T113"> - симетрична різниця.</text:span></text:p>
      <text:p text:style-name="P1"/>
      <text:p text:style-name="P15"><text:span text:style-name="T113">4) Довести, що </text:span><text:span text:style-name="T22">β</text:span><text:span text:style-name="T113">(A</text:span><text:span text:style-name="T22">⋂</text:span><text:span text:style-name="T113">C) = </text:span><text:span text:style-name="T22">β</text:span><text:span text:style-name="T113">(A) </text:span><text:span text:style-name="T22">⋂</text:span><text:span text:style-name="T113"> </text:span><text:span text:style-name="T22">β</text:span><text:span text:style-name="T113">(C), де </text:span><text:span text:style-name="T22">β</text:span><text:span text:style-name="T113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6"><text:span text:style-name="T113">(а) A</text:span><text:span text:style-name="T22">⋃</text:span><text:span text:style-name="T113">(А</text:span><text:span text:style-name="T22">⋂</text:span><text:span text:style-name="T113">В)=А; <text:s/></text:span></text:p>
      <text:p text:style-name="P18"><text:span text:style-name="T113">(б) <text:s/>(A </text:span><text:span text:style-name="T22">⋂</text:span><text:span text:style-name="T113"> B)⋃(А </text:span><text:span text:style-name="T22">⋂</text:span><text:span text:style-name="T121"> </text:span><text:span text:style-name="T113">В </text:span><text:span text:style-name="T22">⋂ </text:span><text:span text:style-name="T24">C</text:span><text:span text:style-name="T113">)⋃(A </text:span><text:span text:style-name="T22">⋂</text:span><text:span text:style-name="T113"> B </text:span><text:span text:style-name="T22">⋂ </text:span><text:span text:style-name="T24">D</text:span><text:span text:style-name="T113">) = A </text:span><text:span text:style-name="T22">⋂</text:span><text:span text:style-name="T113"> B</text:span><text:span text:style-name="T114">.</text:span></text:p>
      <text:p text:style-name="P1"/>
      <text:p text:style-name="P15"><text:span text:style-name="T113">6) Довести, що не можна виразити операцію ⋃ через операції \ та </text:span><text:span text:style-name="T22">⋂</text:span><text:span text:style-name="T113">.</text:span></text:p>
      <text:p text:style-name="P1"/>
      <text:p text:style-name="P5">7) Нехай на множині М = {1, 2, 3, 4} задані відношення:</text:p>
      <text:p text:style-name="P19"><text:span text:style-name="T113">R</text:span><text:span text:style-name="T3">1 </text:span><text:span text:style-name="T113">= {(1, 2), (1, 3), (2, 3), (2, 4), (4, 1), (4, 3)};</text:span></text:p>
      <text:p text:style-name="P20"><text:span text:style-name="T113">R</text:span><text:span text:style-name="T5">2</text:span><text:span text:style-name="T113"> = {(1, 1), (2, 2), (3, 3), (4, 4), (1, 3), (2, 4), (3, 1), (4, 2)};</text:span></text:p>
      <text:p text:style-name="P20"><text:span text:style-name="T113">R</text:span><text:span text:style-name="T5">3</text:span><text:span text:style-name="T113">={(1,1), (2,2), (3,3), (4,4), (2,3), (2,4), (3,1), (4,1)}; </text:span></text:p>
      <text:p text:style-name="P19"><text:span text:style-name="T113">R</text:span><text:span text:style-name="T5">4</text:span><text:span text:style-name="T113"> = {(1,2), (1,3), (1,4), (2,1), (3,1), (3, 3), (4, 1)}; </text:span></text:p>
      <text:p text:style-name="P15"><text:span text:style-name="T113">R</text:span><text:span text:style-name="T3">5</text:span><text:span text:style-name="T113"> = {(1, 1), (1, 2), (1, 4), (2, 2), (2, 4), (3, 3), (3, 4), (4, 2), (4, 3), (4, 4)}.</text:span></text:p>
      <text:p text:style-name="P6">Визначити, які з цих відношень: </text:p>
      <text:p text:style-name="P6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5"><text:span text:style-name="T113">8) Довести, що (A\B)</text:span><text:span text:style-name="T122">⨯</text:span><text:span text:style-name="T113">С=(A</text:span><text:span text:style-name="T22">⨯</text:span><text:span text:style-name="T113">С)\(B</text:span><text:span text:style-name="T22">⨯</text:span><text:span text:style-name="T113">С).</text:span></text:p>
      <text:p text:style-name="P2"/>
      <text:p text:style-name="P21"><text:span text:style-name="T113">9) Для відношень R</text:span><text:span text:style-name="T3">1</text:span><text:span text:style-name="T113"> і R</text:span><text:span text:style-name="T3">2</text:span><text:span text:style-name="T113"> таких, що R</text:span><text:span text:style-name="T3">1</text:span><text:span text:style-name="T22">⊆</text:span><text:span text:style-name="T113">R</text:span><text:span text:style-name="T3">2</text:span><text:span text:style-name="T113"> довести, що R</text:span><text:span text:style-name="T3">1</text:span><text:span text:style-name="T18">○</text:span><text:span text:style-name="T113">Q </text:span><text:span text:style-name="T22">⊆</text:span><text:span text:style-name="T113"> R</text:span><text:span text:style-name="T3">2</text:span><text:span text:style-name="T22">○</text:span><text:span text:style-name="T113">Q, де Q – довільне відношення.</text:span></text:p>
      <text:p text:style-name="P1"/>
      <text:p text:style-name="P15"><text:span text:style-name="T113">10) Довести, що композиція R</text:span><text:span text:style-name="T3">1</text:span><text:span text:style-name="T22">○</text:span><text:span text:style-name="T113">R</text:span><text:span text:style-name="T3">2</text:span><text:span text:style-name="T113"> симетричних відношень R</text:span><text:span text:style-name="T3">1</text:span><text:span text:style-name="T113"> і R</text:span><text:span text:style-name="T3">2</text:span><text:span text:style-name="T113"> буде симетричним відношенням тоді і тільки тоді, коли R</text:span><text:span text:style-name="T3">1</text:span><text:span text:style-name="T22">○</text:span><text:span text:style-name="T113">R</text:span><text:span text:style-name="T3">2</text:span><text:span text:style-name="T113"> = R</text:span><text:span text:style-name="T3">2</text:span><text:span text:style-name="T22">○</text:span><text:span text:style-name="T113">R</text:span><text:span text:style-name="T3">1</text:span><text:span text:style-name="T113">.</text:span></text:p>
      <text:p text:style-name="P1"/>
      <text:p text:style-name="P22"><text:span text:style-name="T113">11) В</text:span><text:span text:style-name="T115">ід</text:span><text:span text:style-name="T113">ношення R</text:span><text:span text:style-name="T7">+</text:span><text:span text:style-name="T113"> назива</text:span><text:span text:style-name="T115">є</text:span><text:span text:style-name="T113">ться транзитивн</text:span><text:span text:style-name="T115">и</text:span><text:span text:style-name="T113">м зам</text:span><text:span text:style-name="T115">и</text:span><text:span text:style-name="T113">кан</text:span><text:span text:style-name="T115">н</text:span><text:span text:style-name="T113">ям в</text:span><text:span text:style-name="T115">ід</text:span><text:span text:style-name="T113">ношення </text:span><text:span text:style-name="T115">R</text:span><text:span text:style-name="T113"> на М, якщо </text:span><text:span text:style-name="T115">a</text:span><text:span text:style-name="T113">R</text:span><text:span text:style-name="T7">+</text:span><text:span text:style-name="T19">b</text:span><text:span text:style-name="T113">, </text:span><text:span text:style-name="T115">де </text:span><text:span text:style-name="T113">а, </text:span><text:span text:style-name="T115">b</text:span><text:span text:style-name="T113"> </text:span><text:span text:style-name="T22">∈</text:span><text:span text:style-name="T113">М, тод</text:span><text:span text:style-name="T115">і</text:span><text:span text:style-name="T113"> й т</text:span><text:span text:style-name="T115">іл</text:span><text:span text:style-name="T113">ьки тод</text:span><text:span text:style-name="T115">і</text:span><text:span text:style-name="T113">, коли у множи</text:span><text:span text:style-name="T115">ні</text:span><text:span text:style-name="T113"> М </text:span><text:span text:style-name="T115">існ</text:span><text:span text:style-name="T113">у</text:span><text:span text:style-name="T115">є</text:span><text:span text:style-name="T113"> така посл</text:span><text:span text:style-name="T116">ід</text:span><text:span text:style-name="T113">ов</text:span><text:span text:style-name="T116">ні</text:span><text:span text:style-name="T113">сть елемен</text:span><text:span text:style-name="T116">ті</text:span><text:span text:style-name="T113">в а</text:span><text:span text:style-name="T4">1</text:span><text:span text:style-name="T113">, а</text:span><text:span text:style-name="T3">2</text:span><text:span text:style-name="T113">, ..., а</text:span><text:span text:style-name="T4">k</text:span><text:span text:style-name="T113">, що а</text:span><text:span text:style-name="T4">1</text:span><text:span text:style-name="T113"> = а, а</text:span><text:span text:style-name="T4">k</text:span><text:span text:style-name="T113"> = </text:span><text:span text:style-name="T75">b</text:span><text:span text:style-name="T113"> </text:span><text:span text:style-name="T116">і</text:span><text:span text:style-name="T113"> а</text:span><text:span text:style-name="T4">1</text:span><text:span text:style-name="T113">Rа</text:span><text:span text:style-name="T3">2</text:span><text:span text:style-name="T113">, а</text:span><text:span text:style-name="T4">2</text:span><text:span text:style-name="T113">Rа</text:span><text:span text:style-name="T4">3</text:span><text:span text:style-name="T113">, ..., <text:s/>а</text:span><text:span text:style-name="T4">k-1</text:span><text:span text:style-name="T113">Rа</text:span><text:span text:style-name="T4">k</text:span><text:span text:style-name="T20">. </text:span><text:span text:style-name="T113">Довести, що R</text:span><text:span text:style-name="T7">+</text:span><text:span text:style-name="T113"> = R</text:span><text:span text:style-name="T7">(1)</text:span><text:span text:style-name="T113">⋃R</text:span><text:span text:style-name="T7">(2)</text:span><text:span text:style-name="T113">⋃...⋃R</text:span><text:span text:style-name="T7">(k)</text:span><text:span text:style-name="T113">⋃..., де R</text:span><text:span text:style-name="T7">(k)</text:span><text:span text:style-name="T113">= R</text:span><text:span text:style-name="T22">○</text:span><text:span text:style-name="T113">...</text:span><text:span text:style-name="T22">○</text:span><text:span text:style-name="T113">R k разів.</text:span></text:p>
      <text:p text:style-name="P7"/>
      <text:p text:style-name="P23"><text:span text:style-name="T113">12) Довести, якщо f</text:span><text:span text:style-name="T22">⊆</text:span><text:span text:style-name="T113">А</text:span><text:span text:style-name="T22">⨯</text:span><text:span text:style-name="T113">В і g</text:span><text:span text:style-name="T22">⊆</text:span><text:span text:style-name="T113">B</text:span><text:span text:style-name="T22">⨯</text:span><text:span text:style-name="T113">C - всюди визначені відношення, то f</text:span><text:span text:style-name="T22">○</text:span><text:span text:style-name="T113">g</text:span><text:span text:style-name="T22">⊆</text:span><text:span text:style-name="T113">А</text:span><text:span text:style-name="T22">⨯</text:span><text:span text:style-name="T113">C - всюди визначене.</text:span></text:p>
      <text:p text:style-name="P1"/>
      <text:p text:style-name="P23"><text:soft-page-break/><text:span text:style-name="T113">13) Довести, що відношення f</text:span><text:span text:style-name="T22">⊆</text:span><text:span text:style-name="T113">А</text:span><text:span text:style-name="T22">⨯</text:span><text:span text:style-name="T113">В є сюр’єктивним відношенням тоді й тільки тоді, коли і</text:span><text:span text:style-name="T3">В</text:span><text:span text:style-name="T22">⊆</text:span><text:span text:style-name="T113">f</text:span><text:span text:style-name="T7">-1</text:span><text:span text:style-name="T22">○</text:span><text:span text:style-name="T113">f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26">1</text:span> = {(a, 4), (b, 3), (c, 5), (d, 2), (e, 1)}, </text:p>
      <text:p text:style-name="P8">C<text:span text:style-name="T126">2</text:span> = {(a, 2), (b, 3), (c, 4), (d, 1), (e, 5)},</text:p>
      <text:p text:style-name="P8">C<text:span text:style-name="T126">3</text:span> = {(a, 3), (b, 2), (c, 3), (e, 3)}, <text:s text:c="3"/></text:p>
      <text:p text:style-name="P8">C<text:span text:style-name="T126">4</text:span> = {(a, 2), (a, 5), (b, 1), (b, 5), (c, 2), (d, 3), (d, 5)}, </text:p>
      <text:p text:style-name="P8">C<text:span text:style-name="T126">5</text:span> = {(a, 2), (a, 3), (b, 1), (c, 4), (c, 5), (d, 1), (e, 2), (e, 4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10">15) <text:span text:style-name="T66">Довести, що для дов</text:span><text:span text:style-name="T67">іл</text:span><text:span text:style-name="T66">ьного в</text:span><text:span text:style-name="T67">ід</text:span><text:span text:style-name="T66">ношення екв</text:span><text:span text:style-name="T67">і</text:span><text:span text:style-name="T66">валентнос</text:span><text:span text:style-name="T67">ті</text:span><text:span text:style-name="T66"> </text:span><text:span text:style-name="T41">R</text:span><text:span text:style-name="T66"> наведе</text:span><text:span text:style-name="T67">ні</text:span><text:span text:style-name="T66"> твердження р</text:span><text:span text:style-name="T67">і</text:span><text:span text:style-name="T66">вносиль</text:span><text:span text:style-name="T67">ні</text:span><text:span text:style-name="T66">:</text:span></text:p>
      <text:p text:style-name="P11"><text:span text:style-name="T65">(а) (х, у)</text:span><text:span text:style-name="T68">∈</text:span><text:span text:style-name="T41">R; </text:span><text:span text:style-name="T33">(б)</text:span><text:span text:style-name="T41"> [x]</text:span><text:span text:style-name="T70">R</text:span><text:span text:style-name="T41"> </text:span><text:span text:style-name="T44">⋂</text:span><text:span text:style-name="T41"> [y]</text:span><text:span text:style-name="T70">R</text:span><text:span text:style-name="T41"> </text:span><text:span text:style-name="T66">≠</text:span><text:span text:style-name="T41"> </text:span><text:span text:style-name="T44">⊘</text:span><text:span text:style-name="T41">; </text:span><text:span text:style-name="T33">(в) </text:span><text:span text:style-name="T41">[x]</text:span><text:span text:style-name="T70">R</text:span><text:span text:style-name="T41"> = [y]</text:span><text:span text:style-name="T70">R</text:span><text:span text:style-name="T41">.</text:span></text:p>
      <text:p text:style-name="P1"/>
      <text:p text:style-name="P12">16) На множині А = {a, b, c, d} визначити частковий порядок з двома мінімальними і одним максимальним елементами.</text:p>
      <text:p text:style-name="P1"/>
      <text:p text:style-name="P12">17) Побудувати частково впорядковану множину з 1 мінімальним, але без найменшого елемента.</text:p>
      <text:p text:style-name="P1"/>
      <text:p text:style-name="P24"><text:span text:style-name="T113">18) Нехай R і Q – часткові порядки на множині А. Довести, що R</text:span><text:span text:style-name="T22">⋂</text:span><text:span text:style-name="T113">Q - частковий порядок на А.</text:span></text:p>
      <text:p text:style-name="P1"/>
      <text:p text:style-name="P13">19) Побудувати відношення лінійного порядку на множині N<text:span text:style-name="T6">2</text:span>, де N – множина натуральних чисел.</text:p>
      <text:p text:style-name="P1"/>
      <text:p text:style-name="P13">20) Яка потужність множини ірраціональних чисел? (Відповідь обґрунтувати).</text:p>
      <text:p text:style-name="P1"/>
      <text:p text:style-name="P13">21) Побудувати взаємно-однозначну відповідність між точками довільного відрізку i прямої.</text:p>
      <text:p text:style-name="P1"/>
      <text:p text:style-name="P13">22) Побудувати бієкцію між множиною точок інтервалу (0, 1) і відрізку [0, 1].</text:p>
      <text:p text:style-name="P1"/>
      <text:p text:style-name="P24"><text:span text:style-name="T113">23) Нехай А – довільна множина, f: A</text:span><text:span text:style-name="T123">→</text:span><text:span text:style-name="T22">β</text:span><text:span text:style-name="T113">(A) - відображення. Довести, що f(A)</text:span><text:span text:style-name="T123">≠</text:span><text:span text:style-name="T22">β</text:span><text:span text:style-name="T113">(A) і |f(A)|&lt;|</text:span><text:span text:style-name="T22">β</text:span><text:span text:style-name="T113">(A)|.</text:span></text:p>
      <text:p text:style-name="P1"/>
      <text:p text:style-name="P13">24) Довести, що потужність множини всіх функцій дійсного аргументу більша за континуум.</text:p>
      <text:p text:style-name="P1"/>
      <text:p text:style-name="P28"><text:span text:style-name="T113">25) </text:span><text:span text:style-name="T26">Знайти множини:</text:span></text:p>
      <text:p text:style-name="P28"><text:span text:style-name="T26">(а) {</text:span><text:span text:style-name="T27">⊘</text:span><text:span text:style-name="T26">} </text:span><text:span text:style-name="T27">⋂</text:span><text:span text:style-name="T26"> {</text:span><text:span text:style-name="T27">⊘</text:span><text:span text:style-name="T26">}; <text:s/></text:span></text:p>
      <text:p text:style-name="P24"><text:span text:style-name="T26">(б) {</text:span><text:span text:style-name="T27">⊘</text:span><text:span text:style-name="T26">, {</text:span><text:span text:style-name="T27">⊘</text:span><text:span text:style-name="T26">}} \ </text:span><text:span text:style-name="T27">⊘</text:span><text:span text:style-name="T26">; </text:span></text:p>
      <text:p text:style-name="P24"><text:span text:style-name="T26">(в) </text:span><text:span text:style-name="T27">⊘</text:span><text:span text:style-name="T26"> </text:span><text:span text:style-name="T27">⋂</text:span><text:span text:style-name="T26"> {</text:span><text:span text:style-name="T27">⊘</text:span><text:span text:style-name="T26">}; </text:span></text:p>
      <text:p text:style-name="P13"><text:span text:style-name="T25">(г) {</text:span><text:span text:style-name="T27">⊘</text:span><text:span text:style-name="T25">, {</text:span><text:span text:style-name="T27">⊘</text:span><text:span text:style-name="T25">}} \ {{</text:span><text:span text:style-name="T27">⊘</text:span><text:span text:style-name="T25">}}; </text:span></text:p>
      <text:p text:style-name="P13"><text:span text:style-name="T25">(д) </text:span><text:span text:style-name="T27">⊘</text:span><text:span text:style-name="T25">⋃{</text:span><text:span text:style-name="T27">⊘</text:span><text:span text:style-name="T25">}; </text:span></text:p>
      <text:p text:style-name="P13"><text:span text:style-name="T25">(е) {</text:span><text:span text:style-name="T27">⊘</text:span><text:span text:style-name="T25">, {</text:span><text:span text:style-name="T27">⊘</text:span><text:span text:style-name="T25">}} \ {</text:span><text:span text:style-name="T27">⊘</text:span><text:span text:style-name="T25">}.</text:span></text:p>
      <text:p text:style-name="P1"/>
      <text:p text:style-name="P13">26) <text:span text:style-name="T15">Нехай А = {а</text:span><text:span text:style-name="T1">1</text:span><text:span text:style-name="T15">, а</text:span><text:span text:style-name="T2">2</text:span><text:span text:style-name="T15">, ..., а</text:span><text:span text:style-name="T1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2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21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8">|</text:span><text:span text:style-name="T9">А</text:span><text:span text:style-name="T8">|</text:span><text:span text:style-name="T15">, тобто |</text:span><text:span text:style-name="T21">β</text:span><text:span text:style-name="T15">(A)|</text:span><text:span text:style-name="T16">=</text:span><text:span text:style-name="T15">2</text:span><text:span text:style-name="T8">|</text:span><text:span text:style-name="T9">А</text:span><text:span text:style-name="T8">|</text:span><text:span text:style-name="T15">.</text:span></text:p>
      <text:p text:style-name="P1"/>
      <text:p text:style-name="P13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3">іл</text:span><text:span text:style-name="T15">их чисел </text:span><text:span text:style-name="T17">Z.</text:span></text:p>
      <text:p text:style-name="P1"/>
      <text:p text:style-name="P48"><text:span text:style-name="T127">28) </text:span><text:span text:style-name="T128">Довести, об’єднання </text:span><text:span text:style-name="T78">континуаль</text:span><text:span text:style-name="T128">ної сукупності континуальних множин має потужність континуум</text:span><text:span text:style-name="T127">.</text:span></text:p>
      <text:p text:style-name="P1"/>
      <text:p text:style-name="P24"><text:span text:style-name="T113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33">(а) якщо А = В, то А ~ В;</text:p>
      <text:p text:style-name="P33"><text:soft-page-break/><text:span text:style-name="T113">(б) якщо А ~ В, то А = В</text:span>.</text:p>
      <text:p text:style-name="P1"/>
      <text:p text:style-name="P13">30) <text:span text:style-name="T79">Довести, що якщо A та B — зліченні, то A</text:span><text:span text:style-name="T82">⨯</text:span><text:span text:style-name="T79">B — зліченн</text:span><text:span text:style-name="T83">а </text:span><text:span text:style-name="T79">множин</text:span><text:span text:style-name="T83">а</text:span><text:span text:style-name="T79">.</text:span></text:p>
      <text:p text:style-name="P1"/>
      <text:p text:style-name="P25"><text:span text:style-name="T14">31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4">ід</text:span><text:span text:style-name="T10">овностей натуральних чисел ма</text:span><text:span text:style-name="T12">є</text:span><text:span text:style-name="T10"> потуж</text:span><text:span text:style-name="T34">ні</text:span><text:span text:style-name="T10">сть континуум.</text:span></text:p>
      <text:p text:style-name="P34"/>
      <text:p text:style-name="P25"><text:span text:style-name="T93">32) </text:span><text:span text:style-name="T89">Число, яке не </text:span><text:span text:style-name="T90">є</text:span><text:span text:style-name="T89"> коренем жодного многочлена з ра</text:span><text:span text:style-name="T90">ці</text:span><text:span text:style-name="T89">ональними коеф</text:span><text:span text:style-name="T96">іці</text:span><text:span text:style-name="T97">є</text:span><text:span text:style-name="T89">нтами, назива</text:span><text:span text:style-name="T90">є</text:span><text:span text:style-name="T89">ться трансцендентним. </text:span><text:span text:style-name="T90">Довести, що м</text:span><text:span text:style-name="T89">ножина в</text:span><text:span text:style-name="T90">сі</text:span><text:span text:style-name="T89">х трансцендентних чисел континуальна.</text:span></text:p>
      <text:p text:style-name="P43"/>
      <text:p text:style-name="P25"><text:span text:style-name="T93">33) </text:span><text:span text:style-name="T89">Побудувати взаємно-однозначну відповідність між точками довільн</text:span><text:span text:style-name="T98">их двох</text:span><text:span text:style-name="T89"> відрізк</text:span><text:span text:style-name="T91">ів</text:span><text:span text:style-name="T89"> </text:span><text:span text:style-name="T88">[</text:span><text:span text:style-name="T89">а, </text:span><text:span text:style-name="T88">b] </text:span><text:span text:style-name="T89">i </text:span><text:span text:style-name="T88">[</text:span><text:span text:style-name="T91">c</text:span><text:span text:style-name="T89">, </text:span><text:span text:style-name="T91">d</text:span><text:span text:style-name="T88">].</text:span></text:p>
      <text:p text:style-name="P44"/>
      <text:p text:style-name="P51"><text:span text:style-name="T87">34) </text:span><text:span text:style-name="T80">Довести, що м</text:span><text:span text:style-name="T79">ножина в</text:span><text:span text:style-name="T80">сі</text:span><text:span text:style-name="T79">х п</text:span><text:span text:style-name="T80">ід</text:span><text:span text:style-name="T79">множин зл</text:span><text:span text:style-name="T80">і</text:span><text:span text:style-name="T79">ченно</text:span><text:span text:style-name="T80">ї</text:span><text:span text:style-name="T79"> множини А ма</text:span><text:span text:style-name="T80">є </text:span><text:span text:style-name="T79">потуж</text:span><text:span text:style-name="T80">ні</text:span><text:span text:style-name="T79">сть континуум.</text:span></text:p>
      <text:p text:style-name="P35"/>
      <text:p text:style-name="P25"><text:span text:style-name="T93">35) </text:span><text:span text:style-name="T89">Встановити вза</text:span><text:span text:style-name="T88">є</text:span><text:span text:style-name="T89">мно-однозначну в</text:span><text:span text:style-name="T88">ід</text:span><text:span text:style-name="T89">пов</text:span><text:span text:style-name="T88">ід</text:span><text:span text:style-name="T99">ні</text:span><text:span text:style-name="T89">сть </text:span><text:span text:style-name="T99">мі</text:span><text:span text:style-name="T89">ж точками квадрата </text:span><text:span text:style-name="T88">[</text:span><text:span text:style-name="T89">а, </text:span><text:span text:style-name="T88">b]</text:span><text:span text:style-name="T94">⨯</text:span><text:span text:style-name="T88">[</text:span><text:span text:style-name="T89">а, </text:span><text:span text:style-name="T88">b]</text:span><text:span text:style-name="T89"> та площини.</text:span></text:p>
      <text:p text:style-name="P43"/>
      <text:p text:style-name="P26"><text:span text:style-name="T93">36) </text:span><text:span text:style-name="T88">Довести, що для дов</text:span><text:span text:style-name="T92">іл</text:span><text:span text:style-name="T88">ьних в</text:span><text:span text:style-name="T92">ід</text:span><text:span text:style-name="T88">ношень </text:span><text:span text:style-name="T98">R</text:span><text:span text:style-name="T108">1</text:span><text:span text:style-name="T101"> </text:span><text:span text:style-name="T102">і </text:span><text:span text:style-name="T98">R</text:span><text:span text:style-name="T108">2</text:span><text:span text:style-name="T88"> викону</text:span><text:span text:style-name="T92">є</text:span><text:span text:style-name="T88">ться <text:s/>(</text:span><text:span text:style-name="T98">R</text:span><text:span text:style-name="T108">1</text:span><text:span text:style-name="T101">○</text:span><text:span text:style-name="T98">R</text:span><text:span text:style-name="T108">2</text:span><text:span text:style-name="T92">)</text:span><text:span text:style-name="T112">-1</text:span><text:span text:style-name="T92"> </text:span><text:span text:style-name="T88">= </text:span><text:span text:style-name="T98">R</text:span><text:span text:style-name="T109">2</text:span><text:span text:style-name="T111">-1</text:span><text:span text:style-name="T101">○</text:span><text:span text:style-name="T98">R</text:span><text:span text:style-name="T109">1</text:span><text:span text:style-name="T111">-1</text:span><text:span text:style-name="T100">.</text:span></text:p>
      <text:p text:style-name="P45"/>
      <text:p text:style-name="P27"><text:span text:style-name="T40">37) </text:span><text:span text:style-name="T36">Довести, що об’</text:span><text:span text:style-name="T38">є</text:span><text:span text:style-name="T36">днання </text:span><text:span text:style-name="T35">R</text:span><text:span text:style-name="T69">1</text:span><text:span text:style-name="T36">⋃</text:span><text:span text:style-name="T35">R</text:span><text:span text:style-name="T69">2</text:span><text:span text:style-name="T36"> двох еквівалентностей </text:span><text:span text:style-name="T35">R</text:span><text:span text:style-name="T69">1</text:span><text:span text:style-name="T36"> </text:span><text:span text:style-name="T45">і</text:span><text:span text:style-name="T36"> </text:span><text:span text:style-name="T35">R</text:span><text:span text:style-name="T69">2</text:span><text:span text:style-name="T36"> </text:span><text:span text:style-name="T37">є</text:span><text:span text:style-name="T36"> екв</text:span><text:span text:style-name="T37">і</text:span><text:span text:style-name="T36">валентн</text:span><text:span text:style-name="T37">і</text:span><text:span text:style-name="T36">стю тод</text:span><text:span text:style-name="T37">і</text:span><text:span text:style-name="T36"> й т</text:span><text:span text:style-name="T37">іл</text:span><text:span text:style-name="T36">ьки т</text:span><text:span text:style-name="T37">о</text:span><text:span text:style-name="T36">д</text:span><text:span text:style-name="T37">і</text:span><text:span text:style-name="T36">, коли </text:span><text:span text:style-name="T35">R</text:span><text:span text:style-name="T69">1</text:span><text:span text:style-name="T36">⋃</text:span><text:span text:style-name="T35">R</text:span><text:span text:style-name="T69">2</text:span><text:span text:style-name="T36"> = </text:span><text:span text:style-name="T35">R</text:span><text:span text:style-name="T69">1</text:span><text:span text:style-name="T36">○</text:span><text:span text:style-name="T35">R</text:span><text:span text:style-name="T69">2</text:span><text:span text:style-name="T36">.</text:span></text:p>
      <text:p text:style-name="P36"/>
      <text:p text:style-name="P27"><text:span text:style-name="T40">38) </text:span><text:span text:style-name="T36">Довести, що для дов</text:span><text:span text:style-name="T37">іл</text:span><text:span text:style-name="T36">ьного в</text:span><text:span text:style-name="T37">ід</text:span><text:span text:style-name="T36">ношення екв</text:span><text:span text:style-name="T37">і</text:span><text:span text:style-name="T36">валентнос</text:span><text:span text:style-name="T37">ті </text:span><text:span text:style-name="T35">R</text:span><text:span text:style-name="T36"> викону</text:span><text:span text:style-name="T37">є</text:span><text:span text:style-name="T36">ться р</text:span><text:span text:style-name="T37">і</text:span><text:span text:style-name="T36">вн</text:span><text:span text:style-name="T37">і</text:span><text:span text:style-name="T36">сть </text:span><text:span text:style-name="T35">R</text:span><text:span text:style-name="T44">○</text:span><text:span text:style-name="T35">R</text:span><text:span text:style-name="T36"> = </text:span><text:span text:style-name="T35">R</text:span><text:span text:style-name="T36">.</text:span></text:p>
      <text:p text:style-name="P36"/>
      <text:p text:style-name="P32"><text:span text:style-name="T57">39) </text:span><text:span text:style-name="T47">Довести, що компози</text:span><text:span text:style-name="T48">ці</text:span><text:span text:style-name="T47">я </text:span><text:span text:style-name="T49">R</text:span><text:span text:style-name="T71">1</text:span><text:span text:style-name="T47">○</text:span><text:span text:style-name="T49">R</text:span><text:span text:style-name="T71">2</text:span><text:span text:style-name="T47"> двох еквівалентностей </text:span><text:span text:style-name="T49">R</text:span><text:span text:style-name="T71">1</text:span><text:span text:style-name="T47"> </text:span><text:span text:style-name="T58">і</text:span><text:span text:style-name="T47"> </text:span><text:span text:style-name="T49">R</text:span><text:span text:style-name="T71">2</text:span><text:span text:style-name="T47"> </text:span><text:span text:style-name="T48">є</text:span><text:span text:style-name="T47"> екв</text:span><text:span text:style-name="T48">і</text:span><text:span text:style-name="T47">валент</text:span><text:span text:style-name="T48">ні</text:span><text:span text:style-name="T47">стю, якщо </text:span><text:span text:style-name="T49">R</text:span><text:span text:style-name="T71">1</text:span><text:span text:style-name="T47">○</text:span><text:span text:style-name="T49">R</text:span><text:span text:style-name="T71">2 </text:span><text:span text:style-name="T50">=</text:span><text:span text:style-name="T47"> </text:span><text:span text:style-name="T49">R</text:span><text:span text:style-name="T71">1</text:span><text:span text:style-name="T47">⋃</text:span><text:span text:style-name="T49">R</text:span><text:span text:style-name="T71">2</text:span><text:span text:style-name="T47">. </text:span><text:span text:style-name="T50">Чи вірне обернене твердження? (Відповідь обґрунтувати).</text:span></text:p>
      <text:p text:style-name="P38"/>
      <text:p text:style-name="P31"><text:span text:style-name="T106">49) </text:span><text:span text:style-name="T103">Довести, що об’</text:span><text:span text:style-name="T104">є</text:span><text:span text:style-name="T103">днання </text:span><text:span text:style-name="T104">f</text:span><text:span text:style-name="T110">1</text:span><text:span text:style-name="T103">⋃</text:span><text:span text:style-name="T104">f</text:span><text:span text:style-name="T110">2</text:span><text:span text:style-name="T103"> двох в</text:span><text:span text:style-name="T104">ідо</text:span><text:span text:style-name="T103">бражень </text:span><text:span text:style-name="T104">f</text:span><text:span text:style-name="T110">1</text:span><text:span text:style-name="T103"> </text:span><text:span text:style-name="T104">і f</text:span><text:span text:style-name="T110">2 <text:s/></text:span><text:span text:style-name="T103">з </text:span><text:span text:style-name="T104">А</text:span><text:span text:style-name="T103"> в В буде в</text:span><text:span text:style-name="T104">ід</text:span><text:span text:style-name="T103">ображенням </text:span><text:span text:style-name="T104">з</text:span><text:span text:style-name="T103"> А </text:span><text:span text:style-name="T105">в </text:span><text:span text:style-name="T103">В тод</text:span><text:span text:style-name="T104">і</text:span><text:span text:style-name="T103"> й т</text:span><text:span text:style-name="T104">іл</text:span><text:span text:style-name="T103">ьки тод</text:span><text:span text:style-name="T104">і</text:span><text:span text:style-name="T103">, коли <text:s/></text:span><text:span text:style-name="T104">f</text:span><text:span text:style-name="T110">1</text:span><text:span text:style-name="T103"> </text:span><text:span text:style-name="T107">=</text:span><text:span text:style-name="T103"> </text:span><text:span text:style-name="T104">f</text:span><text:span text:style-name="T110">2</text:span><text:span text:style-name="T104">.</text:span></text:p>
      <text:p text:style-name="P46"/>
      <text:p text:style-name="P27"><text:span text:style-name="T77">41) </text:span><text:span text:style-name="T76">За яких умов виконуються рівності</text:span></text:p>
      <text:p text:style-name="P9">(а) (А \ В) ⋃ В = А; (<text:span text:style-name="T28">б</text:span>) А⋃В = А <text:span text:style-name="T27">⋂</text:span> В?</text:p>
      <text:p text:style-name="P6"/>
      <text:p text:style-name="P50"><text:span text:style-name="T129">42) </text:span>Довести, що множина нескінченна тоді і тільки тоді, коли вона еквівалентна деякій своїй власній підмножині.</text:p>
      <text:p text:style-name="P49"/>
      <text:p text:style-name="P52"><text:span text:style-name="T87">43) </text:span><text:span text:style-name="T79">Чи можна накреслити на площи</text:span><text:span text:style-name="T81">ні</text:span><text:span text:style-name="T79"> континуальну множину к</text:span><text:span text:style-name="T81">іл</text:span><text:span text:style-name="T79">, жод</text:span><text:span text:style-name="T81">ні</text:span><text:span text:style-name="T79"> два з яких не перетинаються? </text:span><text:span text:style-name="T84">(Відповідь обґрунтувати).</text:span></text:p>
      <text:p text:style-name="P53"/>
      <text:p text:style-name="P32"><text:span text:style-name="T57">44) </text:span><text:span text:style-name="T54">Якою </text:span><text:span text:style-name="T55">є</text:span><text:span text:style-name="T54"> потуж</text:span><text:span text:style-name="T55">ні</text:span><text:span text:style-name="T54">сть множини усіх в</text:span><text:span text:style-name="T55">ід</text:span><text:span text:style-name="T54">ображень (функ</text:span><text:span text:style-name="T55">цій</text:span><text:span text:style-name="T54">) типу </text:span><text:span text:style-name="T56">R</text:span><text:span text:style-name="T63">→</text:span><text:span text:style-name="T64">N</text:span><text:span text:style-name="T54">? (Відповідь обґрунтувати).</text:span></text:p>
      <text:p text:style-name="P41"/>
      <text:p text:style-name="P54"><text:span text:style-name="T32">45) </text:span><text:span text:style-name="T29">Показати</text:span><text:span text:style-name="T30">, </text:span><text:span text:style-name="T29">що</text:span><text:span text:style-name="T30"> всюди визначеність </text:span><text:span text:style-name="T31">відповідності </text:span><text:span text:style-name="T30">не є інваріантн</text:span><text:span text:style-name="T31">ою</text:span><text:span text:style-name="T30"> відносно перетину.</text:span></text:p>
      <text:p text:style-name="P61"/>
      <text:p text:style-name="P52"><text:span text:style-name="T86">46) </text:span><text:span text:style-name="T84">Довести, що множина вс</text:span><text:span text:style-name="T85">і</text:span><text:span text:style-name="T84">х ск</text:span><text:span text:style-name="T85">ін</text:span><text:span text:style-name="T84">ченних п</text:span><text:span text:style-name="T85">ід</text:span><text:span text:style-name="T84">множин зл</text:span><text:span text:style-name="T95">і</text:span><text:span text:style-name="T84">ченно</text:span><text:span text:style-name="T85">ї</text:span><text:span text:style-name="T84"> множини — зл</text:span><text:span text:style-name="T85">і</text:span><text:span text:style-name="T84">ченна.</text:span></text:p>
      <text:p text:style-name="P61"/>
      <text:p text:style-name="P32"><text:span text:style-name="T57">47) </text:span><text:span text:style-name="T50">Довести, що композиція </text:span><text:span text:style-name="T49">R</text:span><text:span text:style-name="T71">1</text:span><text:span text:style-name="T59">○</text:span><text:span text:style-name="T49">R</text:span><text:span text:style-name="T71">2</text:span><text:span text:style-name="T50"> транзитивних відношень </text:span><text:span text:style-name="T49">R</text:span><text:span text:style-name="T71">1</text:span><text:span text:style-name="T47"> </text:span><text:span text:style-name="T58">і</text:span><text:span text:style-name="T47"> </text:span><text:span text:style-name="T49">R</text:span><text:span text:style-name="T71">2</text:span><text:span text:style-name="T47"> </text:span><text:span text:style-name="T48">є</text:span><text:span text:style-name="T50"> транзитивним відношенням, якщо </text:span><text:span text:style-name="T49">R</text:span><text:span text:style-name="T71">1</text:span><text:span text:style-name="T59">○</text:span><text:span text:style-name="T49">R</text:span><text:span text:style-name="T71">2</text:span><text:span text:style-name="T51"> = </text:span><text:span text:style-name="T49">R</text:span><text:span text:style-name="T72">2</text:span><text:span text:style-name="T59">○</text:span><text:span text:style-name="T49">R</text:span><text:span text:style-name="T72">1</text:span><text:span text:style-name="T50">. Чи вірне обернене твердження? (Відповідь обґрунтувати).</text:span></text:p>
      <text:p text:style-name="P39"/>
      <text:p text:style-name="P29"><text:span text:style-name="T40">48) </text:span><text:span text:style-name="T36">Побудувати найменше в</text:span><text:span text:style-name="T38">ід</text:span><text:span text:style-name="T36">ношення еквівалентност</text:span><text:span text:style-name="T38">і</text:span><text:span text:style-name="T36"> </text:span><text:span text:style-name="T38">Q</text:span><text:span text:style-name="T36"> на множи</text:span><text:span text:style-name="T38">ні </text:span><text:span text:style-name="T36">М = {1, 2, 3}, що включа</text:span><text:span text:style-name="T39">є</text:span><text:span text:style-name="T36"> задане в</text:span><text:span text:style-name="T39">ід</text:span><text:span text:style-name="T36">ношення К = {(2, </text:span><text:span text:style-name="T39">1</text:span><text:span text:style-name="T36">), (3, </text:span><text:span text:style-name="T39">2</text:span><text:span text:style-name="T36">)}.</text:span></text:p>
      <text:p text:style-name="P37"/>
      <text:p text:style-name="P32"><text:span text:style-name="T57">49) </text:span><text:span text:style-name="T47">Нехай </text:span><text:span text:style-name="T49">R</text:span><text:span text:style-name="T47"> — транзитивне в</text:span><text:span text:style-name="T52">ід</text:span><text:span text:style-name="T47">ношення на множи</text:span><text:span text:style-name="T52">ні</text:span><text:span text:style-name="T47"> М. Довести, що </text:span><text:span text:style-name="T49">R</text:span><text:span text:style-name="T47"> </text:span><text:span text:style-name="T52">є</text:span><text:span text:style-name="T47"> частковим порядком на </text:span><text:span text:style-name="T52">М</text:span><text:span text:style-name="T47"> тод</text:span><text:span text:style-name="T52">і</text:span><text:span text:style-name="T47"> й </text:span><text:span text:style-name="T52">ті</text:span><text:span text:style-name="T47">льки тод</text:span><text:span text:style-name="T52">і</text:span><text:span text:style-name="T47">, коли </text:span><text:span text:style-name="T52">R</text:span><text:span text:style-name="T61">⋂</text:span><text:span text:style-name="T52">R</text:span><text:span text:style-name="T74">-1 </text:span><text:span text:style-name="T52">= i</text:span><text:span text:style-name="T73">A</text:span><text:span text:style-name="T52">.</text:span></text:p>
      <text:p text:style-name="P40"><text:soft-page-break/></text:p>
      <text:p text:style-name="P32"><text:span text:style-name="T57">50) </text:span><text:span text:style-name="T52">Нехай </text:span><text:span text:style-name="T62">≤</text:span><text:span text:style-name="T52"> </text:span><text:span text:style-name="T53">i</text:span><text:span text:style-name="T52"> &lt; — традиц</text:span><text:span text:style-name="T53">ійні</text:span><text:span text:style-name="T52"> в</text:span><text:span text:style-name="T53">ід</text:span><text:span text:style-name="T52">ношення порядку на множи</text:span><text:span text:style-name="T53">ні</text:span><text:span text:style-name="T52"> натуральних чи</text:span><text:span text:style-name="T53">сел N. Довести, що </text:span></text:p>
      <text:p text:style-name="P30"><text:span text:style-name="T60">≤</text:span><text:span text:style-name="T47">○</text:span><text:span text:style-name="T52">&lt; </text:span><text:span text:style-name="T46">= </text:span><text:span text:style-name="T52">&lt;</text:span><text:span text:style-name="T60">.</text:span></text:p>
      <text:p text:style-name="P42"/>
      <text:p text:style-name="P42"><text:span text:style-name="T129">51) </text:span>Довести, що будь-яка непорожня скінченна частково впорядкована множина А містить мінімальний і максимальний елементи.</text:p>
      <text:p text:style-name="P47"/>
      <text:p text:style-name="P62"/>
      <text:p text:style-name="P14"/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33:30.242345132</dc:date>
    <meta:editing-cycles>28</meta:editing-cycles>
    <meta:editing-duration>PT13H2M36S</meta:editing-duration>
    <meta:generator>LibreOffice/6.4.6.2$Linux_X86_64 LibreOffice_project/40$Build-2</meta:generator>
    <meta:document-statistic meta:table-count="0" meta:image-count="0" meta:object-count="0" meta:page-count="4" meta:paragraph-count="92" meta:word-count="1105" meta:character-count="6427" meta:non-whitespace-character-count="5374"/>
  </office:meta>
</office:document-meta>
</file>